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75in" fo:margin-left="-0.3708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3.5in"/>
    </style:style>
    <style:style style:name="Table1.C" style:family="table-column">
      <style:table-column-properties style:column-width="3.5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75in" fo:margin-left="-0.3708in" table:align="left"/>
    </style:style>
    <style:style style:name="Table2.A" style:family="table-column">
      <style:table-column-properties style:column-width="0.6875in"/>
    </style:style>
    <style:style style:name="Table2.B" style:family="table-column">
      <style:table-column-properties style:column-width="3.5in"/>
    </style:style>
    <style:style style:name="Table2.C" style:family="table-column">
      <style:table-column-properties style:column-width="3.56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75in" fo:margin-left="-0.3708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3.56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7667in" fo:margin-left="-0.0688in" table:align="left"/>
    </style:style>
    <style:style style:name="Table4.A" style:family="table-column">
      <style:table-column-properties style:column-width="1.75in"/>
    </style:style>
    <style:style style:name="Table4.B" style:family="table-column">
      <style:table-column-properties style:column-width="2.5104in"/>
    </style:style>
    <style:style style:name="Table4.C" style:family="table-column">
      <style:table-column-properties style:column-width="2.506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75in" fo:margin-left="-0.3708in" table:align="left"/>
    </style:style>
    <style:style style:name="Table5.A" style:family="table-column">
      <style:table-column-properties style:column-width="0.6875in"/>
    </style:style>
    <style:style style:name="Table5.B" style:family="table-column">
      <style:table-column-properties style:column-width="3.5in"/>
    </style:style>
    <style:style style:name="Table5.C" style:family="table-column">
      <style:table-column-properties style:column-width="3.56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7667in" fo:margin-left="-0.0688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2.5104in"/>
    </style:style>
    <style:style style:name="Table6.C" style:family="table-column">
      <style:table-column-properties style:column-width="2.506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7667in" fo:margin-left="-0.0688in" table:align="left"/>
    </style:style>
    <style:style style:name="Table7.A" style:family="table-column">
      <style:table-column-properties style:column-width="1.75in"/>
    </style:style>
    <style:style style:name="Table7.B" style:family="table-column">
      <style:table-column-properties style:column-width="2.5104in"/>
    </style:style>
    <style:style style:name="Table7.C" style:family="table-column">
      <style:table-column-properties style:column-width="2.506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7667in" fo:margin-left="-0.0688in" table:align="left"/>
    </style:style>
    <style:style style:name="Table8.A" style:family="table-column">
      <style:table-column-properties style:column-width="1.75in"/>
    </style:style>
    <style:style style:name="Table8.B" style:family="table-column">
      <style:table-column-properties style:column-width="2.5104in"/>
    </style:style>
    <style:style style:name="Table8.C" style:family="table-column">
      <style:table-column-properties style:column-width="2.5063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7667in" fo:margin-left="-0.0688in" table:align="left"/>
    </style:style>
    <style:style style:name="Table9.A" style:family="table-column">
      <style:table-column-properties style:column-width="1.75in"/>
    </style:style>
    <style:style style:name="Table9.B" style:family="table-column">
      <style:table-column-properties style:column-width="2.5104in"/>
    </style:style>
    <style:style style:name="Table9.C" style:family="table-column">
      <style:table-column-properties style:column-width="2.5063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7.75in" fo:margin-left="-0.3708in" table:align="left"/>
    </style:style>
    <style:style style:name="Table10.A" style:family="table-column">
      <style:table-column-properties style:column-width="0.6875in"/>
    </style:style>
    <style:style style:name="Table10.B" style:family="table-column">
      <style:table-column-properties style:column-width="3.5in"/>
    </style:style>
    <style:style style:name="Table10.C" style:family="table-column">
      <style:table-column-properties style:column-width="3.562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7.75in" fo:margin-left="-0.4333in" table:align="left"/>
    </style:style>
    <style:style style:name="Table11.A" style:family="table-column">
      <style:table-column-properties style:column-width="0.375in"/>
    </style:style>
    <style:style style:name="Table11.B" style:family="table-column">
      <style:table-column-properties style:column-width="3.625in"/>
    </style:style>
    <style:style style:name="Table11.C" style:family="table-column">
      <style:table-column-properties style:column-width="3.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eaac" officeooo:paragraph-rsid="000beaac"/>
    </style:style>
    <style:style style:name="P2" style:family="paragraph" style:parent-style-name="Standard">
      <style:text-properties officeooo:rsid="00103934" officeooo:paragraph-rsid="000beaac"/>
    </style:style>
    <style:style style:name="P3" style:family="paragraph" style:parent-style-name="Standard">
      <style:text-properties officeooo:rsid="00103934" officeooo:paragraph-rsid="00187242"/>
    </style:style>
    <style:style style:name="P4" style:family="paragraph" style:parent-style-name="Standard">
      <style:text-properties officeooo:paragraph-rsid="00187242"/>
    </style:style>
    <style:style style:name="P5" style:family="paragraph" style:parent-style-name="Standard">
      <style:text-properties officeooo:paragraph-rsid="001b9b1f"/>
    </style:style>
    <style:style style:name="P6" style:family="paragraph" style:parent-style-name="Standard">
      <style:text-properties officeooo:rsid="001ead41" officeooo:paragraph-rsid="001ead41"/>
    </style:style>
    <style:style style:name="P7" style:family="paragraph" style:parent-style-name="Standard">
      <style:text-properties fo:font-weight="bold" officeooo:rsid="001ead41" officeooo:paragraph-rsid="001ead41" style:font-weight-asian="bold" style:font-weight-complex="bold"/>
    </style:style>
    <style:style style:name="P8" style:family="paragraph" style:parent-style-name="Table_20_Contents">
      <style:text-properties officeooo:rsid="001417f0" officeooo:paragraph-rsid="00187242"/>
    </style:style>
    <style:style style:name="P9" style:family="paragraph" style:parent-style-name="Table_20_Contents">
      <style:text-properties officeooo:rsid="001417f0" officeooo:paragraph-rsid="001b9b1f"/>
    </style:style>
    <style:style style:name="P10" style:family="paragraph" style:parent-style-name="Table_20_Contents">
      <style:text-properties officeooo:rsid="001463ca" officeooo:paragraph-rsid="001463ca"/>
    </style:style>
    <style:style style:name="P11" style:family="paragraph" style:parent-style-name="Table_20_Contents">
      <style:text-properties officeooo:rsid="001463ca" officeooo:paragraph-rsid="00187242"/>
    </style:style>
    <style:style style:name="P12" style:family="paragraph" style:parent-style-name="Table_20_Contents">
      <style:text-properties officeooo:rsid="001463ca" officeooo:paragraph-rsid="001b9b1f"/>
    </style:style>
    <style:style style:name="P13" style:family="paragraph" style:parent-style-name="Table_20_Contents">
      <style:text-properties officeooo:paragraph-rsid="00187242"/>
    </style:style>
    <style:style style:name="P14" style:family="paragraph" style:parent-style-name="Table_20_Contents">
      <style:text-properties officeooo:paragraph-rsid="001b9b1f"/>
    </style:style>
    <style:style style:name="P15" style:family="paragraph" style:parent-style-name="Table_20_Contents">
      <style:text-properties officeooo:rsid="001ead41" officeooo:paragraph-rsid="001ead41"/>
    </style:style>
    <style:style style:name="P16" style:family="paragraph" style:parent-style-name="Table_20_Contents">
      <style:paragraph-properties fo:text-align="center" style:justify-single-word="false"/>
      <style:text-properties officeooo:rsid="001ead41" officeooo:paragraph-rsid="001ead41"/>
    </style:style>
    <style:style style:name="P17" style:family="paragraph" style:parent-style-name="Standard">
      <style:text-properties officeooo:rsid="001ead41" officeooo:paragraph-rsid="001ead41"/>
    </style:style>
    <style:style style:name="P18" style:family="paragraph" style:parent-style-name="Standard">
      <style:text-properties officeooo:rsid="001ead41" officeooo:paragraph-rsid="0022bd9f"/>
    </style:style>
    <style:style style:name="P19" style:family="paragraph" style:parent-style-name="Standard">
      <style:text-properties officeooo:rsid="001ead41" officeooo:paragraph-rsid="002acdaa"/>
    </style:style>
    <style:style style:name="P20" style:family="paragraph" style:parent-style-name="Standard">
      <style:text-properties officeooo:rsid="001ead41" officeooo:paragraph-rsid="002b5893"/>
    </style:style>
    <style:style style:name="P21" style:family="paragraph" style:parent-style-name="Standard">
      <style:text-properties officeooo:rsid="001ead41" officeooo:paragraph-rsid="002e8dcb"/>
    </style:style>
    <style:style style:name="P22" style:family="paragraph" style:parent-style-name="Standard">
      <style:text-properties officeooo:rsid="001ead41" officeooo:paragraph-rsid="00302964"/>
    </style:style>
    <style:style style:name="P23" style:family="paragraph" style:parent-style-name="Standard">
      <style:text-properties officeooo:rsid="001ead41" officeooo:paragraph-rsid="003117f1"/>
    </style:style>
    <style:style style:name="P24" style:family="paragraph" style:parent-style-name="Standard">
      <style:text-properties officeooo:rsid="0020a92f" officeooo:paragraph-rsid="001ead41"/>
    </style:style>
    <style:style style:name="P25" style:family="paragraph" style:parent-style-name="Standard">
      <style:text-properties officeooo:rsid="0020a92f" officeooo:paragraph-rsid="002e8dcb"/>
    </style:style>
    <style:style style:name="P26" style:family="paragraph" style:parent-style-name="Standard">
      <style:text-properties officeooo:rsid="0020a92f" officeooo:paragraph-rsid="00302964"/>
    </style:style>
    <style:style style:name="P27" style:family="paragraph" style:parent-style-name="Standard">
      <style:text-properties officeooo:rsid="0020a92f" officeooo:paragraph-rsid="00353564"/>
    </style:style>
    <style:style style:name="P28" style:family="paragraph" style:parent-style-name="Standard">
      <style:text-properties officeooo:rsid="0020c011" officeooo:paragraph-rsid="0024e5f5"/>
    </style:style>
    <style:style style:name="P29" style:family="paragraph" style:parent-style-name="Standard">
      <style:text-properties officeooo:rsid="0020c011" officeooo:paragraph-rsid="00353564"/>
    </style:style>
    <style:style style:name="P30" style:family="paragraph" style:parent-style-name="Standard">
      <style:text-properties fo:font-weight="bold" officeooo:rsid="000beaac" officeooo:paragraph-rsid="000beaac" style:font-weight-asian="bold" style:font-weight-complex="bold"/>
    </style:style>
    <style:style style:name="P31" style:family="paragraph" style:parent-style-name="Standard" style:list-style-name="L1">
      <style:text-properties fo:font-weight="bold" officeooo:rsid="0022bd9f" officeooo:paragraph-rsid="0022bd9f" style:font-weight-asian="bold" style:font-weight-complex="bold"/>
    </style:style>
    <style:style style:name="P32" style:family="paragraph" style:parent-style-name="Standard" style:list-style-name="L1">
      <style:text-properties fo:font-weight="bold" officeooo:rsid="0032adfe" officeooo:paragraph-rsid="0032adfe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fo:font-weight="bold" officeooo:rsid="000beaac" officeooo:paragraph-rsid="000beaac" style:font-size-asian="16pt" style:font-weight-asian="bold" style:font-size-complex="16pt" style:font-weight-complex="bold"/>
    </style:style>
    <style:style style:name="P34" style:family="paragraph" style:parent-style-name="Standard">
      <style:text-properties officeooo:paragraph-rsid="0024e5f5"/>
    </style:style>
    <style:style style:name="P35" style:family="paragraph" style:parent-style-name="Standard">
      <style:text-properties officeooo:rsid="002863ee" officeooo:paragraph-rsid="002863ee"/>
    </style:style>
    <style:style style:name="P36" style:family="paragraph" style:parent-style-name="Standard">
      <style:text-properties officeooo:rsid="002b5893" officeooo:paragraph-rsid="002b5893"/>
    </style:style>
    <style:style style:name="P37" style:family="paragraph" style:parent-style-name="Standard">
      <style:text-properties officeooo:rsid="002e8dcb" officeooo:paragraph-rsid="002e8dcb"/>
    </style:style>
    <style:style style:name="P38" style:family="paragraph" style:parent-style-name="Standard">
      <style:text-properties officeooo:rsid="00302964" officeooo:paragraph-rsid="00302964"/>
    </style:style>
    <style:style style:name="P39" style:family="paragraph" style:parent-style-name="Standard">
      <style:text-properties officeooo:rsid="003117f1" officeooo:paragraph-rsid="003117f1"/>
    </style:style>
    <style:style style:name="P40" style:family="paragraph" style:parent-style-name="Standard">
      <style:text-properties officeooo:paragraph-rsid="0033772f"/>
    </style:style>
    <style:style style:name="P41" style:family="paragraph" style:parent-style-name="Standard">
      <style:text-properties officeooo:rsid="00353564" officeooo:paragraph-rsid="00353564"/>
    </style:style>
    <style:style style:name="P42" style:family="paragraph" style:parent-style-name="Standard">
      <style:text-properties officeooo:rsid="0035c4ff" officeooo:paragraph-rsid="0035c4ff"/>
    </style:style>
    <style:style style:name="P43" style:family="paragraph" style:parent-style-name="Standard">
      <style:text-properties officeooo:rsid="003c8fda" officeooo:paragraph-rsid="003c8fda"/>
    </style:style>
    <style:style style:name="P44" style:family="paragraph" style:parent-style-name="Table_20_Contents">
      <style:text-properties officeooo:paragraph-rsid="002433e0"/>
    </style:style>
    <style:style style:name="P45" style:family="paragraph" style:parent-style-name="Table_20_Contents">
      <style:text-properties officeooo:rsid="001417f0" officeooo:paragraph-rsid="0024e5f5"/>
    </style:style>
    <style:style style:name="P46" style:family="paragraph" style:parent-style-name="Table_20_Contents">
      <style:text-properties officeooo:rsid="001417f0" officeooo:paragraph-rsid="0033772f"/>
    </style:style>
    <style:style style:name="P47" style:family="paragraph" style:parent-style-name="Table_20_Contents">
      <style:text-properties officeooo:rsid="001463ca" officeooo:paragraph-rsid="0024e5f5"/>
    </style:style>
    <style:style style:name="P48" style:family="paragraph" style:parent-style-name="Table_20_Contents">
      <style:text-properties officeooo:rsid="001463ca" officeooo:paragraph-rsid="0033772f"/>
    </style:style>
    <style:style style:name="P49" style:family="paragraph" style:parent-style-name="Table_20_Contents">
      <style:text-properties officeooo:paragraph-rsid="0024e5f5"/>
    </style:style>
    <style:style style:name="P50" style:family="paragraph" style:parent-style-name="Table_20_Contents">
      <style:text-properties officeooo:rsid="0024e5f5" officeooo:paragraph-rsid="0024e5f5"/>
    </style:style>
    <style:style style:name="P51" style:family="paragraph" style:parent-style-name="Table_20_Contents">
      <style:paragraph-properties fo:text-align="center" style:justify-single-word="false"/>
      <style:text-properties officeooo:rsid="001ead41" officeooo:paragraph-rsid="002acdaa"/>
    </style:style>
    <style:style style:name="P52" style:family="paragraph" style:parent-style-name="Table_20_Contents">
      <style:paragraph-properties fo:text-align="center" style:justify-single-word="false"/>
      <style:text-properties officeooo:rsid="001ead41" officeooo:paragraph-rsid="002e8dcb"/>
    </style:style>
    <style:style style:name="P53" style:family="paragraph" style:parent-style-name="Table_20_Contents">
      <style:paragraph-properties fo:text-align="center" style:justify-single-word="false"/>
      <style:text-properties officeooo:rsid="001ead41" officeooo:paragraph-rsid="00302964"/>
    </style:style>
    <style:style style:name="P54" style:family="paragraph" style:parent-style-name="Table_20_Contents">
      <style:paragraph-properties fo:text-align="center" style:justify-single-word="false"/>
      <style:text-properties officeooo:rsid="001ead41" officeooo:paragraph-rsid="003117f1"/>
    </style:style>
    <style:style style:name="P55" style:family="paragraph" style:parent-style-name="Table_20_Contents">
      <style:text-properties officeooo:rsid="001ead41" officeooo:paragraph-rsid="002acdaa"/>
    </style:style>
    <style:style style:name="P56" style:family="paragraph" style:parent-style-name="Table_20_Contents">
      <style:text-properties officeooo:rsid="001ead41" officeooo:paragraph-rsid="002d0c50"/>
    </style:style>
    <style:style style:name="P57" style:family="paragraph" style:parent-style-name="Table_20_Contents">
      <style:text-properties officeooo:rsid="001ead41" officeooo:paragraph-rsid="002e8dcb"/>
    </style:style>
    <style:style style:name="P58" style:family="paragraph" style:parent-style-name="Table_20_Contents">
      <style:text-properties officeooo:rsid="001ead41" officeooo:paragraph-rsid="00302964"/>
    </style:style>
    <style:style style:name="P59" style:family="paragraph" style:parent-style-name="Table_20_Contents">
      <style:text-properties officeooo:rsid="001ead41" officeooo:paragraph-rsid="003117f1"/>
    </style:style>
    <style:style style:name="P60" style:family="paragraph" style:parent-style-name="Table_20_Contents">
      <style:text-properties officeooo:paragraph-rsid="002acdaa"/>
    </style:style>
    <style:style style:name="P61" style:family="paragraph" style:parent-style-name="Table_20_Contents">
      <style:text-properties officeooo:rsid="002b5893" officeooo:paragraph-rsid="002b5893"/>
    </style:style>
    <style:style style:name="P62" style:family="paragraph" style:parent-style-name="Table_20_Contents">
      <style:text-properties officeooo:paragraph-rsid="002e8dcb"/>
    </style:style>
    <style:style style:name="P63" style:family="paragraph" style:parent-style-name="Table_20_Contents">
      <style:text-properties officeooo:rsid="002e8dcb" officeooo:paragraph-rsid="002e8dcb"/>
    </style:style>
    <style:style style:name="P64" style:family="paragraph" style:parent-style-name="Table_20_Contents">
      <style:text-properties officeooo:rsid="00302964" officeooo:paragraph-rsid="00302964"/>
    </style:style>
    <style:style style:name="P65" style:family="paragraph" style:parent-style-name="Table_20_Contents">
      <style:text-properties officeooo:paragraph-rsid="00302964"/>
    </style:style>
    <style:style style:name="P66" style:family="paragraph" style:parent-style-name="Table_20_Contents">
      <style:text-properties officeooo:paragraph-rsid="003117f1"/>
    </style:style>
    <style:style style:name="P67" style:family="paragraph" style:parent-style-name="Table_20_Contents">
      <style:text-properties officeooo:rsid="003117f1" officeooo:paragraph-rsid="003117f1"/>
    </style:style>
    <style:style style:name="P68" style:family="paragraph" style:parent-style-name="Table_20_Contents">
      <style:text-properties officeooo:paragraph-rsid="0033772f"/>
    </style:style>
    <style:style style:name="P69" style:family="paragraph" style:parent-style-name="Table_20_Contents">
      <style:text-properties officeooo:rsid="00353564" officeooo:paragraph-rsid="00353564"/>
    </style:style>
    <style:style style:name="P70" style:family="paragraph" style:parent-style-name="Table_20_Contents">
      <style:paragraph-properties fo:text-align="center" style:justify-single-word="false"/>
      <style:text-properties fo:font-style="normal" officeooo:rsid="00353564" officeooo:paragraph-rsid="00353564" style:font-style-asian="normal" style:font-style-complex="normal"/>
    </style:style>
    <style:style style:name="T1" style:family="text">
      <style:text-properties officeooo:rsid="001417f0"/>
    </style:style>
    <style:style style:name="T2" style:family="text">
      <style:text-properties officeooo:rsid="00165736"/>
    </style:style>
    <style:style style:name="T3" style:family="text">
      <style:text-properties officeooo:rsid="00187242"/>
    </style:style>
    <style:style style:name="T4" style:family="text">
      <style:text-properties officeooo:rsid="001b9b1f"/>
    </style:style>
    <style:style style:name="T5" style:family="text">
      <style:text-properties officeooo:rsid="001dea08"/>
    </style:style>
    <style:style style:name="T6" style:family="text">
      <style:text-properties officeooo:rsid="001deeb1"/>
    </style:style>
    <style:style style:name="T7" style:family="text">
      <style:text-properties officeooo:rsid="001ead41"/>
    </style:style>
    <style:style style:name="T8" style:family="text">
      <style:text-properties officeooo:rsid="001f0fd4"/>
    </style:style>
    <style:style style:name="T9" style:family="text">
      <style:text-properties officeooo:rsid="0022bd9f"/>
    </style:style>
    <style:style style:name="T10" style:family="text">
      <style:text-properties officeooo:rsid="0028e1eb"/>
    </style:style>
    <style:style style:name="T11" style:family="text">
      <style:text-properties officeooo:rsid="002b5893"/>
    </style:style>
    <style:style style:name="T12" style:family="text">
      <style:text-properties officeooo:rsid="002d0c50"/>
    </style:style>
    <style:style style:name="T13" style:family="text">
      <style:text-properties officeooo:rsid="00302964"/>
    </style:style>
    <style:style style:name="T14" style:family="text">
      <style:text-properties officeooo:rsid="003117f1"/>
    </style:style>
    <style:style style:name="T15" style:family="text">
      <style:text-properties officeooo:rsid="0033772f"/>
    </style:style>
    <style:style style:name="T16" style:family="text">
      <style:text-properties officeooo:rsid="0035c4ff"/>
    </style:style>
    <style:style style:name="T17" style:family="text">
      <style:text-properties officeooo:rsid="00364cae"/>
    </style:style>
    <style:style style:name="T18" style:family="text">
      <style:text-properties officeooo:rsid="003a4c55"/>
    </style:style>
    <style:style style:name="T19" style:family="text">
      <style:text-properties officeooo:rsid="003b5e4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Đánh <text:span text:style-name="T9">giá hiệu năng</text:span> dựng view bằng FrameMetrics.</text:p>
      <text:p text:style-name="P1"/>
      <text:p text:style-name="P1">View được thiết kế bao gồm nhiều hàng, mỗi hàng gồm một Rect, một Drawable và một Text.</text:p>
      <text:p text:style-name="P1"/>
      <text:p text:style-name="P30">So sánh giữa 1 view <text:span text:style-name="T6">và </text:span>5 view <text:span text:style-name="T5">có cùng tổng số lượng item: (thời gian millisecond)</text:span></text:p>
      <text:p text:style-name="P30"/>
      <text:list xml:id="list582946024" text:style-name="L1">
        <text:list-item>
          <text:p text:style-name="P31">Frame đầu tiên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0">5k</text:p>
          </table:table-cell>
          <table:table-cell table:style-name="Table1.A1" office:value-type="string">
            <text:p text:style-name="P50">1 view</text:p>
          </table:table-cell>
          <table:table-cell table:style-name="Table1.C1" office:value-type="string">
            <text:p text:style-name="P50">5 views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44"><text:s text:c="4"/>ANIMATION_DURATION: 0.01851</text:p>
            <text:p text:style-name="P44"><text:s text:c="4"/>COMMAND_ISSUE_DURATION: 30.28141</text:p>
            <text:p text:style-name="P44"><text:s text:c="4"/>DRAW_DURATION: 155.33502</text:p>
            <text:p text:style-name="P44"><text:s text:c="4"/>FIRST_DRAW_FRAME: 1.0E-6</text:p>
            <text:p text:style-name="P44"><text:s text:c="4"/>INPUT_HANDLING_DURATION: 0.04235</text:p>
            <text:p text:style-name="P44"><text:s text:c="4"/>LAYOUT_MEASURE_DURATION: 64.59127</text:p>
            <text:p text:style-name="P44"><text:s text:c="4"/>SWAP_BUFFERS_DURATION: 20.05647</text:p>
            <text:p text:style-name="P44"><text:s text:c="4"/>SYNC_DURATION: 0.7327</text:p>
            <text:p text:style-name="P44"><text:s text:c="4"/>TOTAL_DURATION: 273.537816</text:p>
            <text:p text:style-name="P44"><text:s text:c="4"/>UNKNOWN_DELAY_DURATION: 1.701886</text:p>
          </table:table-cell>
          <table:table-cell table:style-name="Table1.C2" office:value-type="string">
            <text:p text:style-name="P44"><text:s text:c="4"/>ANIMATION_DURATION: 0.01117</text:p>
            <text:p text:style-name="P44"><text:s text:c="4"/>COMMAND_ISSUE_DURATION: 29.34431</text:p>
            <text:p text:style-name="P44"><text:s text:c="4"/>DRAW_DURATION: 99.01515</text:p>
            <text:p text:style-name="P44"><text:s text:c="4"/>FIRST_DRAW_FRAME: 1.0E-6</text:p>
            <text:p text:style-name="P44"><text:s text:c="4"/>INPUT_HANDLING_DURATION: 0.02987</text:p>
            <text:p text:style-name="P44"><text:s text:c="4"/>LAYOUT_MEASURE_DURATION: 39.75596</text:p>
            <text:p text:style-name="P44"><text:s text:c="4"/>SWAP_BUFFERS_DURATION: 17.56656</text:p>
            <text:p text:style-name="P44"><text:s text:c="4"/>SYNC_DURATION: 1.54931</text:p>
            <text:p text:style-name="P44"><text:s text:c="4"/>TOTAL_DURATION: 199.496499</text:p>
            <text:p text:style-name="P44"><text:s text:c="4"/>UNKNOWN_DELAY_DURATION: 10.900589</text:p>
          </table:table-cell>
        </table:table-row>
        <table:table-row>
          <table:table-cell table:style-name="Table1.A2" office:value-type="string">
            <text:p text:style-name="P50">2</text:p>
          </table:table-cell>
          <table:table-cell table:style-name="Table1.A2" office:value-type="string">
            <text:p text:style-name="P44"><text:s text:c="4"/>ANIMATION_DURATION: 0.01814</text:p>
            <text:p text:style-name="P44"><text:s text:c="4"/>COMMAND_ISSUE_DURATION: 25.00199</text:p>
            <text:p text:style-name="P44"><text:s text:c="4"/>DRAW_DURATION: 137.15159</text:p>
            <text:p text:style-name="P44"><text:s text:c="4"/>FIRST_DRAW_FRAME: 1.0E-6</text:p>
            <text:p text:style-name="P44"><text:s text:c="4"/>INPUT_HANDLING_DURATION: 0.03543</text:p>
            <text:p text:style-name="P44"><text:s text:c="4"/>LAYOUT_MEASURE_DURATION: 40.01918</text:p>
            <text:p text:style-name="P44"><text:s text:c="4"/>SWAP_BUFFERS_DURATION: 14.1265</text:p>
            <text:p text:style-name="P44"><text:s text:c="4"/>SYNC_DURATION: 0.77905</text:p>
            <text:p text:style-name="P44"><text:s text:c="4"/>TOTAL_DURATION: 231.047643</text:p>
            <text:p text:style-name="P44"><text:s text:c="4"/>UNKNOWN_DELAY_DURATION: 12.991563</text:p>
          </table:table-cell>
          <table:table-cell table:style-name="Table1.C2" office:value-type="string">
            <text:p text:style-name="P44"><text:s text:c="4"/>ANIMATION_DURATION: 0.01804</text:p>
            <text:p text:style-name="P44"><text:s text:c="4"/>COMMAND_ISSUE_DURATION: 25.30253</text:p>
            <text:p text:style-name="P44"><text:s text:c="4"/>DRAW_DURATION: 73.08897</text:p>
            <text:p text:style-name="P44"><text:s text:c="4"/>FIRST_DRAW_FRAME: 1.0E-6</text:p>
            <text:p text:style-name="P44"><text:s text:c="4"/>INPUT_HANDLING_DURATION: 0.03622</text:p>
            <text:p text:style-name="P44"><text:s text:c="4"/>LAYOUT_MEASURE_DURATION: 82.24717</text:p>
            <text:p text:style-name="P44"><text:s text:c="4"/>SWAP_BUFFERS_DURATION: 18.55865</text:p>
            <text:p text:style-name="P44"><text:s text:c="4"/>SYNC_DURATION: 0.80694</text:p>
            <text:p text:style-name="P44"><text:s text:c="4"/>TOTAL_DURATION: 216.923897</text:p>
            <text:p text:style-name="P44"><text:s text:c="4"/>UNKNOWN_DELAY_DURATION: 15.615617</text:p>
          </table:table-cell>
        </table:table-row>
        <table:table-row>
          <table:table-cell table:style-name="Table1.A2" office:value-type="string">
            <text:p text:style-name="P50">3</text:p>
          </table:table-cell>
          <table:table-cell table:style-name="Table1.A2" office:value-type="string">
            <text:p text:style-name="P44"><text:s text:c="4"/>ANIMATION_DURATION: 0.01816</text:p>
            <text:p text:style-name="P44"><text:s text:c="4"/>COMMAND_ISSUE_DURATION: 26.11227</text:p>
            <text:p text:style-name="P44"><text:s text:c="4"/>DRAW_DURATION: 139.73741</text:p>
            <text:p text:style-name="P44"><text:s text:c="4"/>FIRST_DRAW_FRAME: 1.0E-6</text:p>
            <text:p text:style-name="P44"><text:s text:c="4"/>INPUT_HANDLING_DURATION: 0.04215</text:p>
            <text:p text:style-name="P44"><text:s text:c="4"/>LAYOUT_MEASURE_DURATION: 42.04365</text:p>
            <text:p text:style-name="P44"><text:s text:c="4"/>SWAP_BUFFERS_DURATION: 18.57166</text:p>
            <text:p text:style-name="P44"><text:s text:c="4"/>SYNC_DURATION: 0.73267</text:p>
            <text:p text:style-name="P44"><text:s text:c="4"/>TOTAL_DURATION: 233.013199</text:p>
            <text:p text:style-name="P44"><text:s text:c="4"/>UNKNOWN_DELAY_DURATION: 5.076509</text:p>
          </table:table-cell>
          <table:table-cell table:style-name="Table1.C2" office:value-type="string">
            <text:p text:style-name="P44"><text:s text:c="4"/>ANIMATION_DURATION: 0.06631</text:p>
            <text:p text:style-name="P44"><text:s text:c="4"/>COMMAND_ISSUE_DURATION: 28.58365</text:p>
            <text:p text:style-name="P44"><text:s text:c="4"/>DRAW_DURATION: 71.23629</text:p>
            <text:p text:style-name="P44"><text:s text:c="4"/>FIRST_DRAW_FRAME: 1.0E-6</text:p>
            <text:p text:style-name="P44"><text:s text:c="4"/>INPUT_HANDLING_DURATION: 0.04439</text:p>
            <text:p text:style-name="P44"><text:s text:c="4"/>LAYOUT_MEASURE_DURATION: 81.14135</text:p>
            <text:p text:style-name="P44"><text:s text:c="4"/>SWAP_BUFFERS_DURATION: 27.76351</text:p>
            <text:p text:style-name="P44"><text:s text:c="4"/>SYNC_DURATION: 3.07203</text:p>
            <text:p text:style-name="P44"><text:s text:c="4"/>TOTAL_DURATION: 222.81085</text:p>
            <text:p text:style-name="P44"><text:s text:c="4"/>UNKNOWN_DELAY_DURATION: 9.74373</text:p>
          </table:table-cell>
        </table:table-row>
      </table:table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>5<text:span text:style-name="T3">0k</text:span></text:p>
          </table:table-cell>
          <table:table-cell table:style-name="Table2.A1" office:value-type="string">
            <text:p text:style-name="P8">1 view</text:p>
          </table:table-cell>
          <table:table-cell table:style-name="Table2.C1" office:value-type="string">
            <text:p text:style-name="P8">5 view<text:span text:style-name="T2">s</text:span></text:p>
          </table:table-cell>
        </table:table-row>
        <table:table-row>
          <table:table-cell table:style-name="Table2.A2" office:value-type="string">
            <text:p text:style-name="P11">1</text:p>
          </table:table-cell>
          <table:table-cell table:style-name="Table2.A2" office:value-type="string">
            <text:p text:style-name="P44"><text:s text:c="4"/>ANIMATION_DURATION: 0.01836</text:p>
            <text:p text:style-name="P44"><text:s text:c="4"/>COMMAND_ISSUE_DURATION: 57.30231</text:p>
            <text:p text:style-name="P44"><text:s text:c="4"/>DRAW_DURATION: 1230.11857</text:p>
            <text:p text:style-name="P13"><text:s text:c="4"/>FIRST_DRAW_FRAME: 1.0E-6</text:p>
            <text:p text:style-name="P13"><text:s text:c="4"/>INPUT_HANDLING_DURATION: 0.0355</text:p>
            <text:p text:style-name="P13"><text:s text:c="4"/>LAYOUT_MEASURE_DURATION: 59.20771</text:p>
            <text:p text:style-name="P13"><text:s text:c="4"/>SWAP_BUFFERS_DURATION: 17.63182</text:p>
            <text:p text:style-name="P13"><text:s text:c="4"/>SYNC_DURATION: 6.9072</text:p>
            <text:p text:style-name="P13"><text:soft-page-break/><text:s text:c="4"/>TOTAL_DURATION: 1388.405551</text:p>
            <text:p text:style-name="P13"><text:s text:c="4"/>UNKNOWN_DELAY_DURATION: 16.236901</text:p>
          </table:table-cell>
          <table:table-cell table:style-name="Table2.C2" office:value-type="string">
            <text:p text:style-name="P44"><text:s text:c="4"/>ANIMATION_DURATION: 0.01891</text:p>
            <text:p text:style-name="P13"><text:s text:c="4"/>COMMAND_ISSUE_DURATION: 29.29458</text:p>
            <text:p text:style-name="P13"><text:s text:c="4"/>DRAW_DURATION: 1121.80154</text:p>
            <text:p text:style-name="P13"><text:s text:c="4"/>FIRST_DRAW_FRAME: 1.0E-6</text:p>
            <text:p text:style-name="P13"><text:s text:c="4"/>INPUT_HANDLING_DURATION: 0.14922</text:p>
            <text:p text:style-name="P13"><text:s text:c="4"/>LAYOUT_MEASURE_DURATION: 59.0968</text:p>
            <text:p text:style-name="P13"><text:s text:c="4"/>SWAP_BUFFERS_DURATION: 14.70682</text:p>
            <text:p text:style-name="P13"><text:s text:c="4"/>SYNC_DURATION: 1.54255</text:p>
            <text:p text:style-name="P13"><text:soft-page-break/><text:s text:c="4"/>TOTAL_DURATION: 1228.39215</text:p>
            <text:p text:style-name="P13"><text:s text:c="4"/>UNKNOWN_DELAY_DURATION: 0.99741</text:p>
          </table:table-cell>
        </table:table-row>
        <table:table-row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P44"><text:s text:c="4"/>ANIMATION_DURATION: 0.01855</text:p>
            <text:p text:style-name="P13"><text:s text:c="4"/>COMMAND_ISSUE_DURATION: 50.77263</text:p>
            <text:p text:style-name="P13"><text:s text:c="4"/>DRAW_DURATION: 1120.86115</text:p>
            <text:p text:style-name="P13"><text:s text:c="4"/>FIRST_DRAW_FRAME: 1.0E-6</text:p>
            <text:p text:style-name="P13"><text:s text:c="4"/>INPUT_HANDLING_DURATION: 0.07313</text:p>
            <text:p text:style-name="P13"><text:s text:c="4"/>LAYOUT_MEASURE_DURATION: 38.6832</text:p>
            <text:p text:style-name="P13"><text:s text:c="4"/>SWAP_BUFFERS_DURATION: 16.2921</text:p>
            <text:p text:style-name="P13"><text:s text:c="4"/>SYNC_DURATION: 7.16394</text:p>
            <text:p text:style-name="P13"><text:s text:c="4"/>TOTAL_DURATION: 1235.846952</text:p>
            <text:p text:style-name="P13"><text:s text:c="4"/>UNKNOWN_DELAY_DURATION: 1.180062</text:p>
          </table:table-cell>
          <table:table-cell table:style-name="Table2.C2" office:value-type="string">
            <text:p text:style-name="P44"><text:s text:c="4"/>ANIMATION_DURATION: 0.01849</text:p>
            <text:p text:style-name="P13"><text:s text:c="4"/>COMMAND_ISSUE_DURATION: 28.92756</text:p>
            <text:p text:style-name="P13"><text:s text:c="4"/>DRAW_DURATION: 1036.32571</text:p>
            <text:p text:style-name="P13"><text:s text:c="4"/>FIRST_DRAW_FRAME: 1.0E-6</text:p>
            <text:p text:style-name="P13"><text:s text:c="4"/>INPUT_HANDLING_DURATION: 0.03848</text:p>
            <text:p text:style-name="P13"><text:s text:c="4"/>LAYOUT_MEASURE_DURATION: 35.24048</text:p>
            <text:p text:style-name="P13"><text:s text:c="4"/>SWAP_BUFFERS_DURATION: 14.45243</text:p>
            <text:p text:style-name="P13"><text:s text:c="4"/>SYNC_DURATION: 1.55575</text:p>
            <text:p text:style-name="P13"><text:s text:c="4"/>TOTAL_DURATION: 1120.420727</text:p>
            <text:p text:style-name="P13"><text:s text:c="4"/>UNKNOWN_DELAY_DURATION: 2.793627</text:p>
          </table:table-cell>
        </table:table-row>
        <table:table-row>
          <table:table-cell table:style-name="Table2.A2" office:value-type="string">
            <text:p text:style-name="P11">3</text:p>
          </table:table-cell>
          <table:table-cell table:style-name="Table2.A2" office:value-type="string">
            <text:p text:style-name="P44"><text:s text:c="4"/>ANIMATION_DURATION: 0.01821</text:p>
            <text:p text:style-name="P13"><text:s text:c="4"/>COMMAND_ISSUE_DURATION: 49.7518</text:p>
            <text:p text:style-name="P13"><text:s text:c="4"/>DRAW_DURATION: 1100.47344</text:p>
            <text:p text:style-name="P13"><text:s text:c="4"/>FIRST_DRAW_FRAME: 1.0E-6</text:p>
            <text:p text:style-name="P13"><text:s text:c="4"/>INPUT_HANDLING_DURATION: 0.03442</text:p>
            <text:p text:style-name="P13"><text:s text:c="4"/>LAYOUT_MEASURE_DURATION: 55.32572</text:p>
            <text:p text:style-name="P13"><text:s text:c="4"/>SWAP_BUFFERS_DURATION: 14.37212</text:p>
            <text:p text:style-name="P13"><text:s text:c="4"/>SYNC_DURATION: 7.89761</text:p>
            <text:p text:style-name="P13"><text:s text:c="4"/>TOTAL_DURATION: 1240.645383</text:p>
            <text:p text:style-name="P13"><text:s text:c="4"/>UNKNOWN_DELAY_DURATION: 12.022873</text:p>
          </table:table-cell>
          <table:table-cell table:style-name="Table2.C2" office:value-type="string">
            <text:p text:style-name="P44"><text:s text:c="4"/>ANIMATION_DURATION: 0.07149</text:p>
            <text:p text:style-name="P13"><text:s text:c="4"/>COMMAND_ISSUE_DURATION: 28.97924</text:p>
            <text:p text:style-name="P13"><text:s text:c="4"/>DRAW_DURATION: 1097.9259</text:p>
            <text:p text:style-name="P13"><text:s text:c="4"/>FIRST_DRAW_FRAME: 1.0E-6</text:p>
            <text:p text:style-name="P13"><text:s text:c="4"/>INPUT_HANDLING_DURATION: 0.03492</text:p>
            <text:p text:style-name="P13"><text:s text:c="4"/>LAYOUT_MEASURE_DURATION: 38.02484</text:p>
            <text:p text:style-name="P13"><text:s text:c="4"/>SWAP_BUFFERS_DURATION: 15.50437</text:p>
            <text:p text:style-name="P13"><text:s text:c="4"/>SYNC_DURATION: 1.51887</text:p>
            <text:p text:style-name="P13"><text:s text:c="4"/>TOTAL_DURATION: 1183.308351</text:p>
            <text:p text:style-name="P13"><text:s text:c="4"/>UNKNOWN_DELAY_DURATION: 0.500111</text:p>
          </table:table-cell>
        </table:table-row>
      </table:table>
      <text:p text:style-name="P4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4"><text:span text:style-name="T4">1</text:span>5<text:span text:style-name="T3">0k</text:span></text:p>
          </table:table-cell>
          <table:table-cell table:style-name="Table3.A1" office:value-type="string">
            <text:p text:style-name="P9">1 view</text:p>
          </table:table-cell>
          <table:table-cell table:style-name="Table3.C1" office:value-type="string">
            <text:p text:style-name="P9">5 view<text:span text:style-name="T2">s</text:span></text:p>
          </table:table-cell>
        </table:table-row>
        <table:table-row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44"><text:s text:c="4"/>ANIMATION_DURATION: 0.01628</text:p>
            <text:p text:style-name="P14"><text:s text:c="4"/>COMMAND_ISSUE_DURATION: 102.47898</text:p>
            <text:p text:style-name="P14"><text:s text:c="4"/>DRAW_DURATION: 3696.51219</text:p>
            <text:p text:style-name="P14"><text:s text:c="4"/>FIRST_DRAW_FRAME: 1.0E-6</text:p>
            <text:p text:style-name="P14"><text:s text:c="4"/>INPUT_HANDLING_DURATION: 0.04047</text:p>
            <text:p text:style-name="P14"><text:s text:c="4"/>LAYOUT_MEASURE_DURATION: 38.9274</text:p>
            <text:p text:style-name="P14"><text:s text:c="4"/>SWAP_BUFFERS_DURATION: 19.88418</text:p>
            <text:p text:style-name="P14"><text:s text:c="4"/>SYNC_DURATION: 21.56111</text:p>
            <text:p text:style-name="P14"><text:s text:c="4"/>TOTAL_DURATION: 3882.167778</text:p>
            <text:p text:style-name="P14"><text:s text:c="4"/>UNKNOWN_DELAY_DURATION: 1.103818</text:p>
          </table:table-cell>
          <table:table-cell table:style-name="Table3.C2" office:value-type="string">
            <text:p text:style-name="P44"><text:s text:c="4"/>ANIMATION_DURATION: 0.02043</text:p>
            <text:p text:style-name="P14"><text:s text:c="4"/>COMMAND_ISSUE_DURATION: 38.86653</text:p>
            <text:p text:style-name="P14"><text:s text:c="4"/>DRAW_DURATION: 3046.59002</text:p>
            <text:p text:style-name="P14"><text:s text:c="4"/>FIRST_DRAW_FRAME: 1.0E-6</text:p>
            <text:p text:style-name="P14"><text:s text:c="4"/>INPUT_HANDLING_DURATION: 0.05078</text:p>
            <text:p text:style-name="P14"><text:s text:c="4"/>LAYOUT_MEASURE_DURATION: 45.45567</text:p>
            <text:p text:style-name="P14"><text:s text:c="4"/>SWAP_BUFFERS_DURATION: 18.19939</text:p>
            <text:p text:style-name="P14"><text:s text:c="4"/>SYNC_DURATION: 4.796</text:p>
            <text:p text:style-name="P14"><text:s text:c="4"/>TOTAL_DURATION: 3158.682538</text:p>
            <text:p text:style-name="P14"><text:s text:c="4"/>UNKNOWN_DELAY_DURATION: 0.949488</text:p>
          </table:table-cell>
        </table:table-row>
        <table:table-row>
          <table:table-cell table:style-name="Table3.A2" office:value-type="string">
            <text:p text:style-name="P12">2</text:p>
          </table:table-cell>
          <table:table-cell table:style-name="Table3.A2" office:value-type="string">
            <text:p text:style-name="P44"><text:s text:c="4"/>ANIMATION_DURATION: 0.01849</text:p>
            <text:p text:style-name="P14"><text:s text:c="4"/>COMMAND_ISSUE_DURATION: 95.23537</text:p>
            <text:p text:style-name="P14"><text:s text:c="4"/>DRAW_DURATION: 3350.86433</text:p>
            <text:p text:style-name="P14"><text:s text:c="4"/>FIRST_DRAW_FRAME: 1.0E-6</text:p>
            <text:p text:style-name="P14"><text:s text:c="4"/>INPUT_HANDLING_DURATION: 0.03929</text:p>
            <text:p text:style-name="P14"><text:s text:c="4"/>LAYOUT_MEASURE_DURATION: 64.24282</text:p>
            <text:p text:style-name="P14"><text:s text:c="4"/>SWAP_BUFFERS_DURATION: 18.77898</text:p>
            <text:p text:style-name="P14"><text:s text:c="4"/>SYNC_DURATION: 21.13309</text:p>
            <text:p text:style-name="P14"><text:s text:c="4"/>TOTAL_DURATION: 3558.902893</text:p>
            <text:p text:style-name="P14"><text:s text:c="4"/>UNKNOWN_DELAY_DURATION: 4.853073</text:p>
          </table:table-cell>
          <table:table-cell table:style-name="Table3.C2" office:value-type="string">
            <text:p text:style-name="P44"><text:s text:c="4"/>ANIMATION_DURATION: 0.01831</text:p>
            <text:p text:style-name="P14"><text:s text:c="4"/>COMMAND_ISSUE_DURATION: 40.37338</text:p>
            <text:p text:style-name="P14"><text:s text:c="4"/>DRAW_DURATION: 3025.17933</text:p>
            <text:p text:style-name="P14"><text:s text:c="4"/>FIRST_DRAW_FRAME: 1.0E-6</text:p>
            <text:p text:style-name="P14"><text:s text:c="4"/>INPUT_HANDLING_DURATION: 0.04024</text:p>
            <text:p text:style-name="P14"><text:s text:c="4"/>LAYOUT_MEASURE_DURATION: 39.0132</text:p>
            <text:p text:style-name="P14"><text:s text:c="4"/>SWAP_BUFFERS_DURATION: 18.41673</text:p>
            <text:p text:style-name="P14"><text:s text:c="4"/>SYNC_DURATION: 4.51534</text:p>
            <text:p text:style-name="P14"><text:s text:c="4"/>TOTAL_DURATION: 3136.694636</text:p>
            <text:p text:style-name="P14"><text:s text:c="4"/>UNKNOWN_DELAY_DURATION: 4.235526</text:p>
          </table:table-cell>
        </table:table-row>
        <table:table-row>
          <table:table-cell table:style-name="Table3.A2" office:value-type="string">
            <text:p text:style-name="P12">3</text:p>
          </table:table-cell>
          <table:table-cell table:style-name="Table3.A2" office:value-type="string">
            <text:p text:style-name="P44"><text:s text:c="4"/>ANIMATION_DURATION: 0.01757</text:p>
            <text:p text:style-name="P14"><text:s text:c="4"/>COMMAND_ISSUE_DURATION: 95.97687</text:p>
            <text:p text:style-name="P14"><text:s text:c="4"/>DRAW_DURATION: 3066.25755</text:p>
            <text:p text:style-name="P14"><text:s text:c="4"/>FIRST_DRAW_FRAME: 1.0E-6</text:p>
            <text:p text:style-name="P14"><text:soft-page-break/><text:s text:c="4"/>INPUT_HANDLING_DURATION: 0.038</text:p>
            <text:p text:style-name="P14"><text:s text:c="4"/>LAYOUT_MEASURE_DURATION: 33.56925</text:p>
            <text:p text:style-name="P14"><text:s text:c="4"/>SWAP_BUFFERS_DURATION: 17.25859</text:p>
            <text:p text:style-name="P14"><text:s text:c="4"/>SYNC_DURATION: 22.4706</text:p>
            <text:p text:style-name="P14"><text:s text:c="4"/>TOTAL_DURATION: 3248.550148</text:p>
            <text:p text:style-name="P14"><text:s text:c="4"/>UNKNOWN_DELAY_DURATION: 7.766978</text:p>
          </table:table-cell>
          <table:table-cell table:style-name="Table3.C2" office:value-type="string">
            <text:p text:style-name="P44"><text:s text:c="4"/>ANIMATION_DURATION: 0.01797</text:p>
            <text:p text:style-name="P14"><text:s text:c="4"/>COMMAND_ISSUE_DURATION: 37.1174</text:p>
            <text:p text:style-name="P14"><text:s text:c="4"/>DRAW_DURATION: 2974.51138</text:p>
            <text:p text:style-name="P14"><text:s text:c="4"/>FIRST_DRAW_FRAME: 1.0E-6</text:p>
            <text:p text:style-name="P14"><text:soft-page-break/><text:s text:c="4"/>INPUT_HANDLING_DURATION: 0.03528</text:p>
            <text:p text:style-name="P14"><text:s text:c="4"/>LAYOUT_MEASURE_DURATION: 44.21654</text:p>
            <text:p text:style-name="P14"><text:s text:c="4"/>SWAP_BUFFERS_DURATION: 18.91339</text:p>
            <text:p text:style-name="P14"><text:s text:c="4"/>SYNC_DURATION: 4.18099</text:p>
            <text:p text:style-name="P14"><text:s text:c="4"/>TOTAL_DURATION: 3082.591404</text:p>
            <text:p text:style-name="P14"><text:s text:c="4"/>UNKNOWN_DELAY_DURATION: 2.823494</text:p>
          </table:table-cell>
        </table:table-row>
      </table:table>
      <text:p text:style-name="P5"/>
      <text:p text:style-name="P5"/>
      <text:p text:style-name="P7">Kết quả trung bình thu được sau 3 lần kiểm tra đối với mỗi trường hợp: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">DRAW_DURATION </text:p>
            <text:p text:style-name="P6">trung bình</text:p>
          </table:table-cell>
          <table:table-cell table:style-name="Table4.A1" office:value-type="string">
            <text:p text:style-name="P16">1 view </text:p>
          </table:table-cell>
          <table:table-cell table:style-name="Table4.C1" office:value-type="string">
            <text:p text:style-name="P16">5 view </text:p>
          </table:table-cell>
        </table:table-row>
        <table:table-row>
          <table:table-cell table:style-name="Table4.A2" office:value-type="string">
            <text:p text:style-name="P15">5000 item</text:p>
          </table:table-cell>
          <table:table-cell table:style-name="Table4.A2" office:value-type="string">
            <text:p text:style-name="P35">144.0746733</text:p>
          </table:table-cell>
          <table:table-cell table:style-name="Table4.C2" office:value-type="string">
            <text:p text:style-name="P35">81.11347</text:p>
          </table:table-cell>
        </table:table-row>
        <table:table-row>
          <table:table-cell table:style-name="Table4.A2" office:value-type="string">
            <text:p text:style-name="Table_20_Contents">5<text:span text:style-name="T7">0 000 item</text:span></text:p>
          </table:table-cell>
          <table:table-cell table:style-name="Table4.A2" office:value-type="string">
            <text:p text:style-name="Table_20_Contents">1150.48438667</text:p>
          </table:table-cell>
          <table:table-cell table:style-name="Table4.C2" office:value-type="string">
            <text:p text:style-name="Table_20_Contents">1085.35105</text:p>
          </table:table-cell>
        </table:table-row>
        <table:table-row>
          <table:table-cell table:style-name="Table4.A2" office:value-type="string">
            <text:p text:style-name="Table_20_Contents">1<text:span text:style-name="T7">50 000 item</text:span></text:p>
          </table:table-cell>
          <table:table-cell table:style-name="Table4.A2" office:value-type="string">
            <text:p text:style-name="Table_20_Contents">3371.21135667</text:p>
          </table:table-cell>
          <table:table-cell table:style-name="Table4.C2" office:value-type="string">
            <text:p text:style-name="Table_20_Contents">3015.42691</text:p>
          </table:table-cell>
        </table:table-row>
      </table:table>
      <text:p text:style-name="P18">Ta thấy đối <text:span text:style-name="T8">với số lượng item bằng nhau thì khi hiện thực tất cả trong 1 view sẽ cho thời gian dựng view </text:span>DRAW_DURATION<text:span text:style-name="T8"> lâu hơn so với sử dụng 5 view.</text:span></text:p>
      <text:p text:style-name="P18"/>
      <text:p text:style-name="P35">Thời gian ANIMATION_DURATION <text:span text:style-name="T10">chênh lệch không đáng kể giữa 2 cơ chế, với cách 5 view tốn nhiều hơn.</text:span>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9">COMMAND_ISSUE</text:p>
            <text:p text:style-name="P19">_DURATION </text:p>
            <text:p text:style-name="P19">trung bình</text:p>
          </table:table-cell>
          <table:table-cell table:style-name="Table6.A1" office:value-type="string">
            <text:p text:style-name="P51">1 view </text:p>
          </table:table-cell>
          <table:table-cell table:style-name="Table6.C1" office:value-type="string">
            <text:p text:style-name="P51">5 view </text:p>
          </table:table-cell>
        </table:table-row>
        <table:table-row>
          <table:table-cell table:style-name="Table6.A2" office:value-type="string">
            <text:p text:style-name="P55">5000 item</text:p>
          </table:table-cell>
          <table:table-cell table:style-name="Table6.A2" office:value-type="string">
            <text:p text:style-name="P36">27.13</text:p>
          </table:table-cell>
          <table:table-cell table:style-name="Table6.C2" office:value-type="string">
            <text:p text:style-name="P36">27.73</text:p>
          </table:table-cell>
        </table:table-row>
        <table:table-row>
          <table:table-cell table:style-name="Table6.A2" office:value-type="string">
            <text:p text:style-name="P60">5<text:span text:style-name="T7">0 000 item</text:span></text:p>
          </table:table-cell>
          <table:table-cell table:style-name="Table6.A2" office:value-type="string">
            <text:p text:style-name="P61">52.61</text:p>
          </table:table-cell>
          <table:table-cell table:style-name="Table6.C2" office:value-type="string">
            <text:p text:style-name="P61">29.06</text:p>
          </table:table-cell>
        </table:table-row>
        <table:table-row>
          <table:table-cell table:style-name="Table6.A2" office:value-type="string">
            <text:p text:style-name="P60">1<text:span text:style-name="T7">50 000 item</text:span></text:p>
          </table:table-cell>
          <table:table-cell table:style-name="Table6.A2" office:value-type="string">
            <text:p text:style-name="P61">97.9</text:p>
          </table:table-cell>
          <table:table-cell table:style-name="Table6.C2" office:value-type="string">
            <text:p text:style-name="P61">38.79</text:p>
          </table:table-cell>
        </table:table-row>
      </table:table>
      <text:p text:style-name="P20">COMMAND_ISSUE_DURATION ở <text:span text:style-name="T11">mức 5000 item giữa 2 cách là tương đương nhau, tuy nhiên với số lượng item càng lớn thì 1 view càng tốn nhiều thời gian hơn.</text:span></text:p>
      <text:p text:style-name="P19"/>
      <text:p text:style-name="P56">LAYOUT_MEASURE_DURATION <text:span text:style-name="T12">trong các lần kiểm tra giữa cả hai cơ chế cho thấy kết quả dao động từ 30~100ms ở cả 2 trường hợp, kết luận khó so sánh sự khác biệt của giá trị này.</text:span></text:p>
      <text:p text:style-name="P24"/>
      <text:p text:style-name="P25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1">SWAP_BUFFERS_</text:p>
            <text:p text:style-name="P21">DURATION </text:p>
            <text:p text:style-name="P21">trung bình</text:p>
          </table:table-cell>
          <table:table-cell table:style-name="Table7.A1" office:value-type="string">
            <text:p text:style-name="P52">1 view </text:p>
          </table:table-cell>
          <table:table-cell table:style-name="Table7.C1" office:value-type="string">
            <text:p text:style-name="P52">5 view </text:p>
          </table:table-cell>
        </table:table-row>
        <table:table-row>
          <table:table-cell table:style-name="Table7.A2" office:value-type="string">
            <text:p text:style-name="P57">5000 item</text:p>
          </table:table-cell>
          <table:table-cell table:style-name="Table7.A2" office:value-type="string">
            <text:p text:style-name="P37">17.58</text:p>
          </table:table-cell>
          <table:table-cell table:style-name="Table7.C2" office:value-type="string">
            <text:p text:style-name="P38">21.29</text:p>
          </table:table-cell>
        </table:table-row>
        <table:table-row>
          <table:table-cell table:style-name="Table7.A2" office:value-type="string">
            <text:p text:style-name="P62">5<text:span text:style-name="T7">0 000 item</text:span></text:p>
          </table:table-cell>
          <table:table-cell table:style-name="Table7.A2" office:value-type="string">
            <text:p text:style-name="P63">16.1</text:p>
          </table:table-cell>
          <table:table-cell table:style-name="Table7.C2" office:value-type="string">
            <text:p text:style-name="P64">14.88</text:p>
          </table:table-cell>
        </table:table-row>
        <table:table-row>
          <table:table-cell table:style-name="Table7.A2" office:value-type="string">
            <text:p text:style-name="P62">1<text:span text:style-name="T7">50 000 item</text:span></text:p>
          </table:table-cell>
          <table:table-cell table:style-name="Table7.A2" office:value-type="string">
            <text:p text:style-name="P64">18.64</text:p>
          </table:table-cell>
          <table:table-cell table:style-name="Table7.C2" office:value-type="string">
            <text:p text:style-name="P64">18.5</text:p>
          </table:table-cell>
        </table:table-row>
      </table:table>
      <text:p text:style-name="P38">Thời gian <text:span text:style-name="T7">SWAP_BUFFERS_DURATION </text:span>khá tương tự nhau giữa hai trường hợp. <text:s/><text:span text:style-name="T7">SWAP_BUFFERS_DURATION </text:span>sẽ tăng lên nếu kích thước của item càng lớn hay overdraw càng nhiều.</text:p>
      <text:p text:style-name="P24"/>
      <text:p text:style-name="P26"/>
      <text:p text:style-name="P26"/>
      <text:p text:style-name="P26"/>
      <table:table table:name="Table8" table:style-name="Table8">
        <table:table-column table:style-name="Table8.A"/>
        <table:table-column table:style-name="Table8.B"/>
        <table:table-column table:style-name="Table8.C"/>
        <text:soft-page-break/>
        <table:table-row>
          <table:table-cell table:style-name="Table8.A1" office:value-type="string">
            <text:p text:style-name="P22"><text:span text:style-name="T13">SYNC</text:span>_DURATION </text:p>
            <text:p text:style-name="P22">trung bình</text:p>
          </table:table-cell>
          <table:table-cell table:style-name="Table8.A1" office:value-type="string">
            <text:p text:style-name="P53">1 view </text:p>
          </table:table-cell>
          <table:table-cell table:style-name="Table8.C1" office:value-type="string">
            <text:p text:style-name="P53">5 view </text:p>
          </table:table-cell>
        </table:table-row>
        <table:table-row>
          <table:table-cell table:style-name="Table8.A2" office:value-type="string">
            <text:p text:style-name="P58">5000 item</text:p>
          </table:table-cell>
          <table:table-cell table:style-name="Table8.A2" office:value-type="string">
            <text:p text:style-name="P38">0.743</text:p>
          </table:table-cell>
          <table:table-cell table:style-name="Table8.C2" office:value-type="string">
            <text:p text:style-name="P38">1.78</text:p>
          </table:table-cell>
        </table:table-row>
        <table:table-row>
          <table:table-cell table:style-name="Table8.A2" office:value-type="string">
            <text:p text:style-name="P65">5<text:span text:style-name="T7">0 000 item</text:span></text:p>
          </table:table-cell>
          <table:table-cell table:style-name="Table8.A2" office:value-type="string">
            <text:p text:style-name="P64">7.3</text:p>
          </table:table-cell>
          <table:table-cell table:style-name="Table8.C2" office:value-type="string">
            <text:p text:style-name="P64">1.53</text:p>
          </table:table-cell>
        </table:table-row>
        <table:table-row>
          <table:table-cell table:style-name="Table8.A2" office:value-type="string">
            <text:p text:style-name="P65">1<text:span text:style-name="T7">50 000 item</text:span></text:p>
          </table:table-cell>
          <table:table-cell table:style-name="Table8.A2" office:value-type="string">
            <text:p text:style-name="P64">21.72</text:p>
          </table:table-cell>
          <table:table-cell table:style-name="Table8.C2" office:value-type="string">
            <text:p text:style-name="P64">4.49</text:p>
          </table:table-cell>
        </table:table-row>
      </table:table>
      <text:p text:style-name="P22"><text:span text:style-name="T13">SYNC</text:span>_DURATION <text:span text:style-name="T13">với số lượng item càng lớn thì càng tốn nhiều thời gian khi sử dụng 1 view. Với số item là 5000 thì thời gian sync của 1 view nhỏ hơn 5 view.</text:span></text:p>
      <text:p text:style-name="P24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3"><text:span text:style-name="T14">TOTAL</text:span>_DURATION </text:p>
            <text:p text:style-name="P23">trung bình</text:p>
          </table:table-cell>
          <table:table-cell table:style-name="Table9.A1" office:value-type="string">
            <text:p text:style-name="P54">1 view </text:p>
          </table:table-cell>
          <table:table-cell table:style-name="Table9.C1" office:value-type="string">
            <text:p text:style-name="P54">5 view </text:p>
          </table:table-cell>
        </table:table-row>
        <table:table-row>
          <table:table-cell table:style-name="Table9.A2" office:value-type="string">
            <text:p text:style-name="P59">5000 item</text:p>
          </table:table-cell>
          <table:table-cell table:style-name="Table9.A2" office:value-type="string">
            <text:p text:style-name="P39">245.86</text:p>
          </table:table-cell>
          <table:table-cell table:style-name="Table9.C2" office:value-type="string">
            <text:p text:style-name="P39">213.07</text:p>
          </table:table-cell>
        </table:table-row>
        <table:table-row>
          <table:table-cell table:style-name="Table9.A2" office:value-type="string">
            <text:p text:style-name="P66">5<text:span text:style-name="T7">0 000 item</text:span></text:p>
          </table:table-cell>
          <table:table-cell table:style-name="Table9.A2" office:value-type="string">
            <text:p text:style-name="P67">1288.29</text:p>
          </table:table-cell>
          <table:table-cell table:style-name="Table9.C2" office:value-type="string">
            <text:p text:style-name="P67">1177.37</text:p>
          </table:table-cell>
        </table:table-row>
        <table:table-row>
          <table:table-cell table:style-name="Table9.A2" office:value-type="string">
            <text:p text:style-name="P66">1<text:span text:style-name="T7">50 000 item</text:span></text:p>
          </table:table-cell>
          <table:table-cell table:style-name="Table9.A2" office:value-type="string">
            <text:p text:style-name="P67">3563.02</text:p>
          </table:table-cell>
          <table:table-cell table:style-name="Table9.C2" office:value-type="string">
            <text:p text:style-name="P67">3125.98</text:p>
          </table:table-cell>
        </table:table-row>
      </table:table>
      <text:p text:style-name="P39">Vậy, với frame đầu tiên thì thời gian dựng view của 5 view nhanh hơn của 1 view.</text:p>
      <text:p text:style-name="P24"/>
      <text:p text:style-name="P24"/>
      <text:list xml:id="list162753245605832" text:continue-numbering="true" text:style-name="L1">
        <text:list-item>
          <text:p text:style-name="P32">Frame tiếp theo</text:p>
        </text:list-item>
      </text:list>
      <text:p text:style-name="P28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9">5<text:span text:style-name="T1">k</text:span></text:p>
          </table:table-cell>
          <table:table-cell table:style-name="Table5.A1" office:value-type="string">
            <text:p text:style-name="P45">1 view</text:p>
          </table:table-cell>
          <table:table-cell table:style-name="Table5.C1" office:value-type="string">
            <text:p text:style-name="P45">5 view<text:span text:style-name="T2">s</text:span></text:p>
          </table:table-cell>
        </table:table-row>
        <table:table-row>
          <table:table-cell table:style-name="Table5.A2" office:value-type="string">
            <text:p text:style-name="P47">1</text:p>
          </table:table-cell>
          <table:table-cell table:style-name="Table5.A2" office:value-type="string">
            <text:p text:style-name="P49"><text:s text:c="4"/>ANIMATION_DURATION: 4.76E-4</text:p>
            <text:p text:style-name="P49"><text:s text:c="4"/>COMMAND_ISSUE_DURATION: 3.11195</text:p>
            <text:p text:style-name="P49"><text:s text:c="4"/>DRAW_DURATION: 0.075037</text:p>
            <text:p text:style-name="P49"><text:s text:c="4"/>FIRST_DRAW_FRAME: 0.0</text:p>
            <text:p text:style-name="P49"><text:s text:c="4"/>INPUT_HANDLING_DURATION: 0.030612</text:p>
            <text:p text:style-name="P49"><text:s text:c="4"/>LAYOUT_MEASURE_DURATION: 0.098462</text:p>
            <text:p text:style-name="P49"><text:s text:c="4"/>SWAP_BUFFERS_DURATION: 8.922845</text:p>
            <text:p text:style-name="P49"><text:s text:c="4"/>SYNC_DURATION: 0.03126</text:p>
            <text:p text:style-name="P49"><text:s text:c="4"/>TOTAL_DURATION: 12.805178</text:p>
            <text:p text:style-name="P49"><text:s text:c="4"/>UNKNOWN_DELAY_DURATION: 0.514055</text:p>
          </table:table-cell>
          <table:table-cell table:style-name="Table5.C2" office:value-type="string">
            <text:p text:style-name="P49">ANIMATION_DURATION: 8.93E-4</text:p>
            <text:p text:style-name="P49"><text:s text:c="4"/>COMMAND_ISSUE_DURATION: 1.459652</text:p>
            <text:p text:style-name="P49"><text:s text:c="4"/>DRAW_DURATION: 0.050245</text:p>
            <text:p text:style-name="P49"><text:s text:c="4"/>FIRST_DRAW_FRAME: 0.0</text:p>
            <text:p text:style-name="P49"><text:s text:c="4"/>INPUT_HANDLING_DURATION: 0.022734</text:p>
            <text:p text:style-name="P49"><text:s text:c="4"/>LAYOUT_MEASURE_DURATION: 0.104466</text:p>
            <text:p text:style-name="P49"><text:s text:c="4"/>SWAP_BUFFERS_DURATION: 10.174389</text:p>
            <text:p text:style-name="P49"><text:s text:c="4"/>SYNC_DURATION: 0.048961</text:p>
            <text:p text:style-name="P49"><text:s text:c="4"/>TOTAL_DURATION: 12.451379</text:p>
            <text:p text:style-name="P49"><text:s text:c="4"/>UNKNOWN_DELAY_DURATION: 0.531829</text:p>
          </table:table-cell>
        </table:table-row>
        <table:table-row>
          <table:table-cell table:style-name="Table5.A2" office:value-type="string">
            <text:p text:style-name="P47">2</text:p>
          </table:table-cell>
          <table:table-cell table:style-name="Table5.A2" office:value-type="string">
            <text:p text:style-name="P49"><text:s text:c="4"/>ANIMATION_DURATION: 8.42E-4</text:p>
            <text:p text:style-name="P49"><text:s text:c="4"/>COMMAND_ISSUE_DURATION: 3.41223</text:p>
            <text:p text:style-name="P49"><text:s text:c="4"/>DRAW_DURATION: 0.087227</text:p>
            <text:p text:style-name="P49"><text:s text:c="4"/>FIRST_DRAW_FRAME: 0.0</text:p>
            <text:p text:style-name="P49"><text:s text:c="4"/>INPUT_HANDLING_DURATION: 0.084356</text:p>
            <text:p text:style-name="P49"><text:s text:c="4"/>LAYOUT_MEASURE_DURATION: 0.094018</text:p>
            <text:p text:style-name="P49"><text:s text:c="4"/>SWAP_BUFFERS_DURATION: 7.860872</text:p>
            <text:p text:style-name="P49"><text:s text:c="4"/>SYNC_DURATION: 0.0901</text:p>
            <text:p text:style-name="P49"><text:s text:c="4"/>TOTAL_DURATION: 12.098182</text:p>
            <text:p text:style-name="P49"><text:s text:c="4"/>UNKNOWN_DELAY_DURATION: 0.448193</text:p>
          </table:table-cell>
          <table:table-cell table:style-name="Table5.C2" office:value-type="string">
            <text:p text:style-name="P49"><text:s text:c="4"/>ANIMATION_DURATION: 4.42E-4</text:p>
            <text:p text:style-name="P49"><text:s text:c="4"/>COMMAND_ISSUE_DURATION: 1.437217</text:p>
            <text:p text:style-name="P49"><text:s text:c="4"/>DRAW_DURATION: 0.109636</text:p>
            <text:p text:style-name="P49"><text:s text:c="4"/>FIRST_DRAW_FRAME: 0.0</text:p>
            <text:p text:style-name="P49"><text:s text:c="4"/>INPUT_HANDLING_DURATION: 0.013073</text:p>
            <text:p text:style-name="P49"><text:s text:c="4"/>LAYOUT_MEASURE_DURATION: 0.059769</text:p>
            <text:p text:style-name="P49"><text:s text:c="4"/>SWAP_BUFFERS_DURATION: 9.869638</text:p>
            <text:p text:style-name="P49"><text:s text:c="4"/>SYNC_DURATION: 0.035504</text:p>
            <text:p text:style-name="P49"><text:s text:c="4"/>TOTAL_DURATION: 11.848553</text:p>
            <text:p text:style-name="P49"><text:s text:c="4"/>UNKNOWN_DELAY_DURATION: 0.27271</text:p>
          </table:table-cell>
        </table:table-row>
        <table:table-row>
          <table:table-cell table:style-name="Table5.A2" office:value-type="string">
            <text:p text:style-name="P47">3</text:p>
          </table:table-cell>
          <table:table-cell table:style-name="Table5.A2" office:value-type="string">
            <text:p text:style-name="P49"><text:s text:c="4"/>ANIMATION_DURATION: 4.76E-4</text:p>
            <text:p text:style-name="P49"><text:s text:c="4"/>COMMAND_ISSUE_DURATION: 3.222168</text:p>
            <text:p text:style-name="P49"><text:s text:c="4"/>DRAW_DURATION: 0.137189</text:p>
            <text:p text:style-name="P49"><text:s text:c="4"/>FIRST_DRAW_FRAME: 0.0</text:p>
            <text:p text:style-name="P49"><text:s text:c="4"/>INPUT_HANDLING_DURATION: 0.018129</text:p>
            <text:p text:style-name="P49"><text:s text:c="4"/>LAYOUT_MEASURE_DURATION: 0.172475</text:p>
            <text:p text:style-name="P49"><text:s text:c="4"/>SWAP_BUFFERS_DURATION: 9.448273</text:p>
            <text:p text:style-name="P49"><text:s text:c="4"/>SYNC_DURATION: 0.032281</text:p>
            <text:p text:style-name="P49"><text:soft-page-break/><text:s text:c="4"/>TOTAL_DURATION: 13.338117</text:p>
            <text:p text:style-name="P49"><text:s text:c="4"/>UNKNOWN_DELAY_DURATION: 0.289658</text:p>
          </table:table-cell>
          <table:table-cell table:style-name="Table5.C2" office:value-type="string">
            <text:p text:style-name="P49"><text:s text:c="4"/>ANIMATION_DURATION: 4.45E-4</text:p>
            <text:p text:style-name="P49"><text:s text:c="4"/>COMMAND_ISSUE_DURATION: 1.605866</text:p>
            <text:p text:style-name="P49"><text:s text:c="4"/>DRAW_DURATION: 0.038406</text:p>
            <text:p text:style-name="P49"><text:s text:c="4"/>FIRST_DRAW_FRAME: 0.0</text:p>
            <text:p text:style-name="P49"><text:s text:c="4"/>INPUT_HANDLING_DURATION: 0.013523</text:p>
            <text:p text:style-name="P49"><text:s text:c="4"/>LAYOUT_MEASURE_DURATION: 0.030568</text:p>
            <text:p text:style-name="P49"><text:s text:c="4"/>SWAP_BUFFERS_DURATION: 7.742516</text:p>
            <text:p text:style-name="P49"><text:s text:c="4"/>SYNC_DURATION: 0.062491</text:p>
            <text:p text:style-name="P49"><text:soft-page-break/><text:s text:c="4"/>TOTAL_DURATION: 9.769366</text:p>
            <text:p text:style-name="P49"><text:s text:c="4"/>UNKNOWN_DELAY_DURATION: 0.246129</text:p>
          </table:table-cell>
        </table:table-row>
      </table:table>
      <text:p text:style-name="P34"/>
      <text:p text:style-name="P34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68">5<text:span text:style-name="T15">0k</text:span></text:p>
          </table:table-cell>
          <table:table-cell table:style-name="Table10.A1" office:value-type="string">
            <text:p text:style-name="P46">1 view</text:p>
          </table:table-cell>
          <table:table-cell table:style-name="Table10.C1" office:value-type="string">
            <text:p text:style-name="P46">5 view<text:span text:style-name="T2">s</text:span></text:p>
          </table:table-cell>
        </table:table-row>
        <table:table-row>
          <table:table-cell table:style-name="Table10.A2" office:value-type="string">
            <text:p text:style-name="P48">1</text:p>
          </table:table-cell>
          <table:table-cell table:style-name="Table10.A2" office:value-type="string">
            <text:p text:style-name="P68"><text:s text:c="4"/>ANIMATION_DURATION: 0.001119</text:p>
            <text:p text:style-name="P68"><text:s text:c="4"/>COMMAND_ISSUE_DURATION: 22.519717</text:p>
            <text:p text:style-name="P68"><text:s text:c="4"/>DRAW_DURATION: 0.090607</text:p>
            <text:p text:style-name="P68"><text:s text:c="4"/>FIRST_DRAW_FRAME: 0.0</text:p>
            <text:p text:style-name="P68"><text:s text:c="4"/>INPUT_HANDLING_DURATION: 0.021641</text:p>
            <text:p text:style-name="P68"><text:s text:c="4"/>LAYOUT_MEASURE_DURATION: 0.095778</text:p>
            <text:p text:style-name="P68"><text:s text:c="4"/>SWAP_BUFFERS_DURATION: 7.953691</text:p>
            <text:p text:style-name="P68"><text:s text:c="4"/>SYNC_DURATION: 0.181147</text:p>
            <text:p text:style-name="P68"><text:s text:c="4"/>TOTAL_DURATION: 99.869075</text:p>
            <text:p text:style-name="P68"><text:s text:c="4"/>UNKNOWN_DELAY_DURATION: 39.608591</text:p>
          </table:table-cell>
          <table:table-cell table:style-name="Table10.C2" office:value-type="string">
            <text:p text:style-name="P68"><text:s text:c="4"/>ANIMATION_DURATION: 4.38E-4</text:p>
            <text:p text:style-name="P68"><text:s text:c="4"/>COMMAND_ISSUE_DURATION: 5.587645</text:p>
            <text:p text:style-name="P68"><text:s text:c="4"/>DRAW_DURATION: 0.046563</text:p>
            <text:p text:style-name="P68"><text:s text:c="4"/>FIRST_DRAW_FRAME: 0.0</text:p>
            <text:p text:style-name="P68"><text:s text:c="4"/>INPUT_HANDLING_DURATION: 0.020878</text:p>
            <text:p text:style-name="P68"><text:s text:c="4"/>LAYOUT_MEASURE_DURATION: 0.104779</text:p>
            <text:p text:style-name="P68"><text:s text:c="4"/>SWAP_BUFFERS_DURATION: 7.098483</text:p>
            <text:p text:style-name="P68"><text:s text:c="4"/>SYNC_DURATION: 0.147126</text:p>
            <text:p text:style-name="P68"><text:s text:c="4"/>TOTAL_DURATION: 13.540532</text:p>
            <text:p text:style-name="P68"><text:s text:c="4"/>UNKNOWN_DELAY_DURATION: 0.511697</text:p>
          </table:table-cell>
        </table:table-row>
        <table:table-row>
          <table:table-cell table:style-name="Table10.A2" office:value-type="string">
            <text:p text:style-name="P48">2</text:p>
          </table:table-cell>
          <table:table-cell table:style-name="Table10.A2" office:value-type="string">
            <text:p text:style-name="P68"><text:s text:c="4"/>ANIMATION_DURATION: 3.86E-4</text:p>
            <text:p text:style-name="P68"><text:s text:c="4"/>COMMAND_ISSUE_DURATION: 22.521719</text:p>
            <text:p text:style-name="P68"><text:s text:c="4"/>DRAW_DURATION: 0.071392</text:p>
            <text:p text:style-name="P68"><text:s text:c="4"/>FIRST_DRAW_FRAME: 0.0</text:p>
            <text:p text:style-name="P68"><text:s text:c="4"/>INPUT_HANDLING_DURATION: 0.018048</text:p>
            <text:p text:style-name="P68"><text:s text:c="4"/>LAYOUT_MEASURE_DURATION: 0.144333</text:p>
            <text:p text:style-name="P68"><text:s text:c="4"/>SWAP_BUFFERS_DURATION: 7.387335</text:p>
            <text:p text:style-name="P68"><text:s text:c="4"/>SYNC_DURATION: 0.104085</text:p>
            <text:p text:style-name="P68"><text:s text:c="4"/>TOTAL_DURATION: 86.002535</text:p>
            <text:p text:style-name="P68"><text:s text:c="4"/>UNKNOWN_DELAY_DURATION: 26.430042</text:p>
          </table:table-cell>
          <table:table-cell table:style-name="Table10.C2" office:value-type="string">
            <text:p text:style-name="P68"><text:s text:c="4"/>ANIMATION_DURATION: 4.18E-4</text:p>
            <text:p text:style-name="P68"><text:s text:c="4"/>COMMAND_ISSUE_DURATION: 5.70055</text:p>
            <text:p text:style-name="P68"><text:s text:c="4"/>DRAW_DURATION: 0.041972</text:p>
            <text:p text:style-name="P68"><text:s text:c="4"/>FIRST_DRAW_FRAME: 0.0</text:p>
            <text:p text:style-name="P68"><text:s text:c="4"/>INPUT_HANDLING_DURATION: 0.019046</text:p>
            <text:p text:style-name="P68"><text:s text:c="4"/>LAYOUT_MEASURE_DURATION: 0.138803</text:p>
            <text:p text:style-name="P68"><text:s text:c="4"/>SWAP_BUFFERS_DURATION: 7.971403</text:p>
            <text:p text:style-name="P68"><text:s text:c="4"/>SYNC_DURATION: 0.138696</text:p>
            <text:p text:style-name="P68"><text:s text:c="4"/>TOTAL_DURATION: 14.270742</text:p>
            <text:p text:style-name="P68"><text:s text:c="4"/>UNKNOWN_DELAY_DURATION: 0.237247</text:p>
          </table:table-cell>
        </table:table-row>
        <table:table-row>
          <table:table-cell table:style-name="Table10.A2" office:value-type="string">
            <text:p text:style-name="P48">3</text:p>
          </table:table-cell>
          <table:table-cell table:style-name="Table10.A2" office:value-type="string">
            <text:p text:style-name="P68"><text:s text:c="4"/>ANIMATION_DURATION: 4.27E-4</text:p>
            <text:p text:style-name="P68"><text:s text:c="4"/>COMMAND_ISSUE_DURATION: 22.881536</text:p>
            <text:p text:style-name="P68"><text:s text:c="4"/>DRAW_DURATION: 0.053247</text:p>
            <text:p text:style-name="P68"><text:s text:c="4"/>FIRST_DRAW_FRAME: 0.0</text:p>
            <text:p text:style-name="P68"><text:s text:c="4"/>INPUT_HANDLING_DURATION: 0.016255</text:p>
            <text:p text:style-name="P68"><text:s text:c="4"/>LAYOUT_MEASURE_DURATION: 0.072192</text:p>
            <text:p text:style-name="P68"><text:s text:c="4"/>SWAP_BUFFERS_DURATION: 7.275264</text:p>
            <text:p text:style-name="P68"><text:s text:c="4"/>SYNC_DURATION: 0.185513</text:p>
            <text:p text:style-name="P68"><text:s text:c="4"/>TOTAL_DURATION: 96.412828</text:p>
            <text:p text:style-name="P68"><text:s text:c="4"/>UNKNOWN_DELAY_DURATION: 36.046865</text:p>
          </table:table-cell>
          <table:table-cell table:style-name="Table10.C2" office:value-type="string">
            <text:p text:style-name="P68"><text:s text:c="4"/>ANIMATION_DURATION: 4.06E-4</text:p>
            <text:p text:style-name="P68"><text:s text:c="4"/>COMMAND_ISSUE_DURATION: 5.751819</text:p>
            <text:p text:style-name="P68"><text:s text:c="4"/>DRAW_DURATION: 0.078124</text:p>
            <text:p text:style-name="P68"><text:s text:c="4"/>FIRST_DRAW_FRAME: 0.0</text:p>
            <text:p text:style-name="P68"><text:s text:c="4"/>INPUT_HANDLING_DURATION: 0.013463</text:p>
            <text:p text:style-name="P68"><text:s text:c="4"/>LAYOUT_MEASURE_DURATION: 0.121798</text:p>
            <text:p text:style-name="P68"><text:s text:c="4"/>SWAP_BUFFERS_DURATION: 6.589321</text:p>
            <text:p text:style-name="P68"><text:s text:c="4"/>SYNC_DURATION: 0.113031</text:p>
            <text:p text:style-name="P68"><text:s text:c="4"/>TOTAL_DURATION: 13.191605</text:p>
            <text:p text:style-name="P68"><text:s text:c="4"/>UNKNOWN_DELAY_DURATION: 0.494516</text:p>
          </table:table-cell>
        </table:table-row>
      </table:table>
      <text:p text:style-name="P40"/>
      <text:p text:style-name="P41">Trong các frame tiếp theo, giá trị khác biệt giữa hai cơ chế 1 view và 5 view là <text:s/>COMMAND_ISSUE_DURATION và <text:s/>TOTAL_DURATION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Table_20_Contents"/>
          </table:table-cell>
          <table:table-cell table:style-name="Table11.A1" office:value-type="string">
            <text:p text:style-name="P70">1 view</text:p>
          </table:table-cell>
          <table:table-cell table:style-name="Table11.C1" office:value-type="string">
            <text:p text:style-name="P70">5 view</text:p>
          </table:table-cell>
        </table:table-row>
        <table:table-row>
          <table:table-cell table:style-name="Table11.A2" office:value-type="string">
            <text:p text:style-name="P69">5k</text:p>
          </table:table-cell>
          <table:table-cell table:style-name="Table11.A2" office:value-type="string">
            <text:p text:style-name="P41">COMMAND_ISSUE_DURATION: 3.25</text:p>
            <text:p text:style-name="P41">TOTAL_DURATION: 12.74</text:p>
          </table:table-cell>
          <table:table-cell table:style-name="Table11.C2" office:value-type="string">
            <text:p text:style-name="P41">COMMAND_ISSUE_DURATION: <text:span text:style-name="T16">1.49</text:span></text:p>
            <text:p text:style-name="P41">TOTAL_DURATION: <text:span text:style-name="T16">11.35</text:span></text:p>
          </table:table-cell>
        </table:table-row>
        <table:table-row>
          <table:table-cell table:style-name="Table11.A2" office:value-type="string">
            <text:p text:style-name="P69">50k</text:p>
          </table:table-cell>
          <table:table-cell table:style-name="Table11.A2" office:value-type="string">
            <text:p text:style-name="P41">COMMAND_ISSUE_DURATION: <text:span text:style-name="T16">22.64</text:span></text:p>
            <text:p text:style-name="P41">TOTAL_DURATION: <text:span text:style-name="T16">94.09</text:span></text:p>
          </table:table-cell>
          <table:table-cell table:style-name="Table11.C2" office:value-type="string">
            <text:p text:style-name="P41">COMMAND_ISSUE_DURATION: <text:span text:style-name="T16">5.67</text:span></text:p>
            <text:p text:style-name="P41">TOTAL_DURATION: <text:span text:style-name="T16">13.67</text:span></text:p>
          </table:table-cell>
        </table:table-row>
      </table:table>
      <text:p text:style-name="P41"/>
      <text:p text:style-name="P42">Nhìn chung thời gian dựng view của 1 view lớn hơn 5 view, với số lượng item càng lớn thì thể hiện càng rõ. Xét về mặt tương tác với người dùng, khi scroll với 1 view thì sẽ có cảm giác giựt, lag rõ ràng hơn khi sử dụng 5 view <text:span text:style-name="T17">nếu số item là 50 000 trở lên, còn với 5000 item thì trải nghiệm hai bên tương tự nhau.</text:span></text:p>
      <text:p text:style-name="P27"/>
      <text:p text:style-name="P27"><text:soft-page-break/><text:span text:style-name="T18">Đánh giá: Cơ chế 1</text:span> view khi redraw <text:span text:style-name="T18">sẽ khiến</text:span> tất cả item đều được vẽ lại, dù trong hay ngoài màn hình hiển thị.</text:p>
      <text:p text:style-name="P29">Thời gian trong các frame tiếp theo bị ảnh hưởng trực tiếp bởi kiểu view là COMMAND_ISSUE_DURATION, cụ thể trong 1 view thì thời gian gấp khoảng 5 lần trong 5 view, chỉ ra rằng các lệnh vẽ gửi cho <text:span text:style-name="T19">GPU</text:span> trong các frame tiếp theo chỉ ảnh hưởng đến view hiển thị, nghĩa là chỉ 1 trong 5 view cần phải vẽ lại.</text:p>
      <text:p text:style-name="P29"/>
      <text:p text:style-name="P43">Qua kiểm tra bằng app test thì frame thứ hai sau frame đầu tiên có thời gian TOTAL_DURATION tương tự frame đầu, tuy nhiên phần lớn đều là UNKNOWN_DELAY_DUR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5:44:50.565116214</meta:creation-date>
    <dc:date>2019-09-20T16:27:53.002274136</dc:date>
    <meta:editing-duration>PT5H39M43S</meta:editing-duration>
    <meta:editing-cycles>46</meta:editing-cycles>
    <meta:generator>LibreOffice/6.0.7.3$Linux_X86_64 LibreOffice_project/00m0$Build-3</meta:generator>
    <meta:document-statistic meta:table-count="11" meta:image-count="0" meta:object-count="0" meta:page-count="6" meta:paragraph-count="427" meta:word-count="1243" meta:character-count="12819" meta:non-whitespace-character-count="10791"/>
  </office:meta>
</office:document-meta>
</file>